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590.1" calcext:value-type="float">
            <text:p>590.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588.5" calcext:value-type="float">
            <text:p>588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83.4964403765547" calcext:value-type="float">
            <text:p>83.496440376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141495408196161" calcext:value-type="float">
            <text:p>0.14149540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2:04.212000000</dc:date>
    <meta:editing-duration>PT8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